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Black" fo:font-size="9pt" style:text-underline-style="none" fo:font-weight="normal"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style:font-size-asian="12pt" style:font-size-complex="12pt"/>
    </style:style>
    <style:style style:name="P1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style>
    <style:style style:name="P16" style:family="paragraph" style:parent-style-name="Standard" style:list-style-name="L2">
      <style:paragraph-properties fo:text-align="start" style:justify-single-word="false"/>
    </style:style>
    <style:style style:name="P17" style:family="paragraph" style:parent-style-name="Standard" style:list-style-name="L3">
      <style:paragraph-properties fo:text-align="start" style:justify-single-word="false"/>
    </style:style>
    <style:style style:name="P18" style:family="paragraph" style:parent-style-name="Standard" style:list-style-name="L4">
      <style:paragraph-properties fo:text-align="start" style:justify-single-word="false"/>
    </style:style>
    <style:style style:name="P19" style:family="paragraph" style:parent-style-name="Standard" style:list-style-name="L5">
      <style:paragraph-properties fo:text-align="start" style:justify-single-word="false"/>
    </style:style>
    <style:style style:name="P20"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Black" fo:font-size="9pt" style:text-underline-style="none" fo:font-weight="normal"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rial Black" fo:font-size="9pt" fo:font-weight="normal" style:font-size-asian="9pt" style:font-weight-asian="normal" style:font-size-complex="9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GN Functions List and Documentation</text:p>
      <text:p text:style-name="P2">Igneous0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ontents</text:p>
      <text:p text:style-name="P3"/>
      <text:p text:style-name="P4">Creating Events</text:p>
      <text:list xml:id="list21702478" text:style-name="L1">
        <text:list-item>
          <text:p text:style-name="P12">IGN_fnc_createEvent</text:p>
        </text:list-item>
      </text:list>
      <text:p text:style-name="P6"/>
      <text:p text:style-name="P4">Deleting Events</text:p>
      <text:list xml:id="list21723945" text:style-name="L2">
        <text:list-item>
          <text:p text:style-name="P16">IGN_fnc_deleteEvent</text:p>
        </text:list-item>
      </text:list>
      <text:p text:style-name="P5"/>
      <text:p text:style-name="P4">Manage Events</text:p>
      <text:list xml:id="list21713988" text:style-name="L3">
        <text:list-item>
          <text:p text:style-name="P17">IGN_fnc_raiseEvent</text:p>
        </text:list-item>
      </text:list>
      <text:p text:style-name="P5"/>
      <text:p text:style-name="P4">Event Handlers</text:p>
      <text:list xml:id="list21713827" text:style-name="L4">
        <text:list-item>
          <text:p text:style-name="P18">IGN_fnc_addEventHandler</text:p>
        </text:list-item>
        <text:list-item>
          <text:p text:style-name="P18">IGN_fnc_deleteEventHandler</text:p>
        </text:list-item>
        <text:list-item>
          <text:p text:style-name="P18">IGN_fnc_getEventHandlers</text:p>
        </text:list-item>
        <text:list-item>
          <text:p text:style-name="P18">IGN_fnc_getEventHandler</text:p>
        </text:list-item>
        <text:list-item>
          <text:p text:style-name="P18">IGN_fnc_getEventHandlersClient</text:p>
        </text:list-item>
      </text:list>
      <text:p text:style-name="P5"/>
      <text:p text:style-name="P4">Functors</text:p>
      <text:list xml:id="list21715811" text:style-name="L5">
        <text:list-item>
          <text:p text:style-name="P19">IGN_fnc_createFunctor</text:p>
        </text:list-item>
        <text:list-item>
          <text:p text:style-name="P19">IGN_fnc_deleteFunctor</text:p>
        </text:list-item>
        <text:list-item>
          <text:p text:style-name="P19">IGN_fnc_callFunctor</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IGN_fnc_createEvent</text:p>
      <text:p text:style-name="P7"/>
      <text:p text:style-name="P8">Creates an event object, allowing registration of handlers and raising. Supports broadcasting to all machines in a multiplayer game. When broadcasting is set to true, the event will be created and the return variable broadcasted to all machines. The owner of the event is the machine that this command was run on. If broadcasting is enabled, this call <text:span text:style-name="T2">must</text:span> only be run on a single machine (such as a server) to prevent undefined broadcasting to all machines. </text:p>
      <text:p text:style-name="P8"/>
      <text:p text:style-name="P7"/>
      <text:p text:style-name="P7">Parameters:</text:p>
      <text:p text:style-name="P8"><text:span text:style-name="T1">args</text:span> (Array) (Optional) - Argument <text:span text:style-name="T2">types</text:span> the handlers must support</text:p>
      <text:p text:style-name="P8"><text:tab/><text:tab/><text:span text:style-name="T1">default value</text:span> - [] (no arguments)</text:p>
      <text:p text:style-name="P8"><text:span text:style-name="T1">name</text:span> (String) (Optional) - The name of the object (this will set the vehicle's variable name). It is <text:tab/><text:tab/>strongly recommended that a name is supplied if broadcasting is enabled, otherwise <text:tab/><text:tab/>remote machines will not be notified.</text:p>
      <text:p text:style-name="P8"><text:tab/><text:tab/><text:span text:style-name="T1">default value</text:span> - "" (no name)</text:p>
      <text:p text:style-name="P8"><text:span text:style-name="T1">broadcast</text:span> (Bool) (Optional) – determines if global event – if set to true, the event will support <text:tab/><text:tab/><text:tab/>remote handlers from clients and will propagate across the network.</text:p>
      <text:p text:style-name="P8"><text:tab/><text:tab/><text:span text:style-name="T1">default value</text:span> – false (no broadcasting)</text:p>
      <text:p text:style-name="P7"/>
      <text:p text:style-name="P7">Returns:</text:p>
      <text:p text:style-name="P8">The created event object, with these getters in its namespace:</text:p>
      <text:p text:style-name="P8"><text:span text:style-name="T1">"name"</text:span> - the name of the event (Argument passed)</text:p>
      <text:p text:style-name="P8"><text:span text:style-name="T1">"handlers"</text:span> - an array containing all handlers currently registered to the event</text:p>
      <text:p text:style-name="P8"><text:span text:style-name="T1">"arg_types"</text:span> - an array containing the argument types</text:p>
      <text:p text:style-name="P8"><text:span text:style-name="T1">"raised"</text:span> - a bool value determining if the event is currently being raised</text:p>
      <text:p text:style-name="P8"><text:span text:style-name="T1">"broadcast"</text:span> – a bool determining if this is a broadcasting event</text:p>
      <text:p text:style-name="P8"><text:span text:style-name="T1">"owner"</text:span> – number, clientID that owns this event</text:p>
      <text:p text:style-name="P7"/>
      <text:p text:style-name="P7">Example:</text:p>
      <text:p text:style-name="P7"/>
      <text:p text:style-name="P7"><text:span text:style-name="T3">// no args local event</text:span></text:p>
      <text:p text:style-name="P9">myEvent = [[], "myEvent"] call IGN_fnc_createEvent;<text:tab/></text:p>
      <text:p text:style-name="P9"/>
      <text:p text:style-name="P9"/>
      <text:p text:style-name="P9">// will send arguments of type object (_this select 0) and array (_this select 1)</text:p>
      <text:p text:style-name="P9">myEvent = [[objNull, []], "myEvent"] call IGN_fnc_createEvent; </text:p>
      <text:p text:style-name="P9"/>
      <text:p text:style-name="P9"/>
      <text:p text:style-name="P9">// global (broadcasting) event, is created only on the server, but clients can raise this event </text:p>
      <text:p text:style-name="P9">// and addHandlers to it from their own machines</text:p>
      <text:p text:style-name="P9">if (isServer) then {<text:tab/></text:p>
      <text:p text:style-name="P9"><text:tab/>myGlobalEvent = [objNull, "myGlobalEvent", true] call IGN_fnc_createEvent;<text:tab/></text:p>
      <text:p text:style-name="P9">};</text:p>
      <text:p text:style-name="P9"/>
      <text:p text:style-name="P9"/>
      <text:p text:style-name="P9"/>
      <text:p text:style-name="P9"/>
      <text:p text:style-name="P9"/>
      <text:p text:style-name="P9"/>
      <text:p text:style-name="P9"/>
      <text:p text:style-name="P9"/>
      <text:p text:style-name="P9"/>
      <text:p text:style-name="P9"/>
      <text:p text:style-name="P10"><text:soft-page-break/>IGN_fnc_deleteEvent</text:p>
      <text:p text:style-name="P11"><text:tab/></text:p>
      <text:p text:style-name="P11">Deletes an existing event object. Broadcasts to all machines.</text:p>
      <text:p text:style-name="P11"/>
      <text:p text:style-name="P10">Parameters:</text:p>
      <text:p text:style-name="P11">event (object) - the event to be deleted</text:p>
      <text:p text:style-name="P11"/>
      <text:p text:style-name="P10">Returns:</text:p>
      <text:p text:style-name="P11">nothing</text:p>
      <text:p text:style-name="P11"/>
      <text:p text:style-name="P11"><text:span text:style-name="T1">Example</text:span>:</text:p>
      <text:p text:style-name="P11"><text:tab/></text:p>
      <text:p text:style-name="P9">myEvent call IGN_fnc_deleteEvent;</text:p>
      <text:p text:style-name="P9">[myEvent] call IGN_fnc_deleteEven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IGN_fnc_raiseEvent</text:p>
      <text:p text:style-name="P11"><text:tab/></text:p>
      <text:p text:style-name="P11">Raises an existing event, calling all handlers in sequence with specified arguments</text:p>
      <text:p text:style-name="P11">When an event object is raised, it will set its namespace attribute "raised" to true, until all handlers calls are finished</text:p>
      <text:p text:style-name="P11">When all handlers have received the event, the attribute "raised" will be set to false.</text:p>
      <text:p text:style-name="P11">A broadcasting event can be raised from any machine.</text:p>
      <text:p text:style-name="P11">When a broadcasting event is raised from a machine, any handlers that are not owned by the current machine will be remote executed on their respective machines.</text:p>
      <text:p text:style-name="P11"/>
      <text:p text:style-name="P10">Parameters:</text:p>
      <text:p text:style-name="P11"><text:span text:style-name="T1">event</text:span> (object) - the event to be raised</text:p>
      <text:p text:style-name="P11"><text:span text:style-name="T1">arguments</text:span> (anything) (optional) - the arguments to be passed to each handler</text:p>
      <text:p text:style-name="P11"><text:tab/><text:tab/><text:tab/><text:span text:style-name="T1">default value</text:span> - [] (no arguments will be passed)</text:p>
      <text:p text:style-name="P11"/>
      <text:p text:style-name="P11"><text:span text:style-name="T1">Returns</text:span>:</text:p>
      <text:p text:style-name="P11">nothing</text:p>
      <text:p text:style-name="P11"/>
      <text:p text:style-name="P10">Example</text:p>
      <text:p text:style-name="P11"><text:tab/></text:p>
      <text:p text:style-name="P9">[myEvent] call IGN_fnc_raiseEvent;<text:tab/>// raises myEvent, no arguments are passed to handlers</text:p>
      <text:p text:style-name="P9"><text:tab/></text:p>
      <text:p text:style-name="P9">myEvent call IGN_fnc_raiseEvent;<text:tab/>// same as above, but without array brackets</text:p>
      <text:p text:style-name="P9"><text:tab/></text:p>
      <text:p text:style-name="P9">[myEvent, [myString, myTank]] call IGN_fnc_raiseEvent;<text:tab/></text:p>
      <text:p text:style-name="P9">// raises myEvent, passes myString as (_this select 0), myTank as (_this select 1) to all handlers</text:p>
      <text:p text:style-name="P9"><text:tab/></text:p>
      <text:p text:style-name="P9">[myEvent, myTank] call IGN_fnc_raiseEvent;<text:tab/></text:p>
      <text:p text:style-name="P9">// raises myEvent, passes myTank as _this to all handlers</text:p>
      <text:p text:style-name="P11"/>
      <text:p text:style-name="P11"/>
      <text:p text:style-name="P10">ASYNCHRONOUS/NON-SCHEDULED/THREADED calls to an event</text:p>
      <text:p text:style-name="P11"/>
      <text:p text:style-name="P11">This is particularly useful if you have spawn'ed threads that may raise the event and want to synchronize calls</text:p>
      <text:p text:style-name="P11"/>
      <text:p text:style-name="P10">Example of Unsafe non-scheduled calls to an event:</text:p>
      <text:p text:style-name="P11"/>
      <text:p text:style-name="P9">// thread 1 only tracks player death</text:p>
      <text:p text:style-name="P9">_thread_1 = spawn {</text:p>
      <text:p text:style-name="P9"><text:tab/>waitUntil {!alive player};</text:p>
      <text:p text:style-name="P9"><text:tab/>[eventUnitDead, player] call IGN_fnc_raiseEvent;<text:tab/></text:p>
      <text:p text:style-name="P9"><text:tab/>// this can be called at the same time as the other one!</text:p>
      <text:p text:style-name="P9">};</text:p>
      <text:p text:style-name="P9"/>
      <text:p text:style-name="P9">// thread 2 tracks any dead in enemyUnits</text:p>
      <text:p text:style-name="P9">_thread_2 = spawn {</text:p>
      <text:p text:style-name="P9"><text:tab/>private ["_grpAliveCount"];</text:p>
      <text:p text:style-name="P9"><text:tab/>_grpAliveCount = count enemyUnits;</text:p>
      <text:p text:style-name="P9"><text:tab/>while {_grpAliveCount &gt; 0} do</text:p>
      <text:p text:style-name="P9"><text:tab/>{</text:p>
      <text:p text:style-name="P9"><text:tab/><text:tab/>{</text:p>
      <text:p text:style-name="P9"><text:tab/><text:tab/><text:tab/>if (!alive _x) then</text:p>
      <text:p text:style-name="P9"><text:tab/><text:tab/><text:tab/>{</text:p>
      <text:p text:style-name="P9"><text:soft-page-break/><text:tab/><text:tab/><text:tab/><text:tab/>_grpAliveCount = _grpAliveCount - 1;</text:p>
      <text:p text:style-name="P9"><text:tab/><text:tab/><text:tab/><text:tab/>[eventUnitDead, _x] call IGN_fnc_raiseEvent;<text:tab/></text:p>
      <text:p text:style-name="P9"><text:tab/><text:tab/><text:tab/><text:tab/>// this can be called at the same time as the other one!</text:p>
      <text:p text:style-name="P9"><text:tab/><text:tab/><text:tab/>};</text:p>
      <text:p text:style-name="P9"><text:tab/><text:tab/>} foreach enemyUnits;</text:p>
      <text:p text:style-name="P9"><text:tab/>};</text:p>
      <text:p text:style-name="P9">};</text:p>
      <text:p text:style-name="P9"/>
      <text:p text:style-name="P9">// Potential for thread 1 and thread 2 to raise eventUnitDead at the same time! not safe!</text:p>
      <text:p text:style-name="P11"/>
      <text:p text:style-name="P10">Example of safer non-scheduled calls to an event</text:p>
      <text:p text:style-name="P11"/>
      <text:p text:style-name="P9">// thread 1 only tracks player death</text:p>
      <text:p text:style-name="P9">_thread_1 = spawn {</text:p>
      <text:p text:style-name="P9"><text:tab/>waitUntil {!alive player};</text:p>
      <text:p text:style-name="P9"><text:tab/>waitUntil {!(eventUnitDead getVariable "raised")};<text:tab/>// block thread if event is busy</text:p>
      <text:p text:style-name="P9"><text:tab/>[eventUnitDead, player] call IGN_fnc_raiseEvent;</text:p>
      <text:p text:style-name="P9">};</text:p>
      <text:p text:style-name="P9"/>
      <text:p text:style-name="P9">// thread 2 tracks any dead in enemyUnits</text:p>
      <text:p text:style-name="P9">_thread_2 = spawn {</text:p>
      <text:p text:style-name="P9"><text:tab/>private ["_grpAliveCount"];</text:p>
      <text:p text:style-name="P9"><text:tab/>_grpAliveCount = count enemyUnits;</text:p>
      <text:p text:style-name="P9"><text:tab/>while {_grpAliveCount &gt; 0} do</text:p>
      <text:p text:style-name="P9"><text:tab/>{</text:p>
      <text:p text:style-name="P9"><text:tab/><text:tab/>{</text:p>
      <text:p text:style-name="P9"><text:tab/><text:tab/><text:tab/>if (!alive _x) then</text:p>
      <text:p text:style-name="P9"><text:tab/><text:tab/><text:tab/>{</text:p>
      <text:p text:style-name="P9"><text:tab/><text:tab/><text:tab/><text:tab/>_grpAliveCount = _grpAliveCount – 1;</text:p>
      <text:p text:style-name="P9"><text:tab/><text:tab/><text:tab/><text:tab/>// block thread if event is busy</text:p>
      <text:p text:style-name="P9"><text:tab/><text:tab/><text:tab/><text:tab/>waitUntil {!(eventUnitDead getVariable "raised")};<text:tab/></text:p>
      <text:p text:style-name="P9"><text:tab/><text:tab/><text:tab/><text:tab/>[eventUnitDead, _x] call IGN_fnc_raiseEvent;</text:p>
      <text:p text:style-name="P9"><text:tab/><text:tab/><text:tab/>};</text:p>
      <text:p text:style-name="P9"><text:tab/><text:tab/>} foreach enemyUnits;</text:p>
      <text:p text:style-name="P9"><text:tab/>};</text:p>
      <text:p text:style-name="P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IGN_fnc_addEventHandler</text:p>
      <text:p text:style-name="P11"/>
      <text:p text:style-name="P11">Adds a handler to the specified event, handlerID is returned. </text:p>
      <text:p text:style-name="P11">Appends the clientID of the machine that executed this command to the handlers queue. The client that adds a handler to an event becomes the owner of that event.</text:p>
      <text:p text:style-name="P11">When this call is done on a broadcasting event, the handler is added to the event object, and the event object broadcasts it's changes to all clients.</text:p>
      <text:p text:style-name="P11"/>
      <text:p text:style-name="P10">Parameters:</text:p>
      <text:p text:style-name="P11">event (object) - the event</text:p>
      <text:p text:style-name="P11">handle (code) - event handler code</text:p>
      <text:p text:style-name="P11"/>
      <text:p text:style-name="P10">Returns:</text:p>
      <text:p text:style-name="P11">handlerID (index of handler in this event)</text:p>
      <text:p text:style-name="P11"/>
      <text:p text:style-name="P10">Example:</text:p>
      <text:p text:style-name="P11"><text:tab/></text:p>
      <text:p text:style-name="P9">handlerID = [myEvent, {hint format ["%1", _this];}] call IGN_fnc_addEventHandler;<text:tab/></text:p>
      <text:p text:style-name="P9">// everytime myEvent is raised, a hint will display the argument passed to the handler (assuming myEvent sends 1 argument or array)</text:p>
      <text:p text:style-name="P9"/>
      <text:p text:style-name="P9">// Assuming myEvent was raised as such : [myEvent, ["weapon_class_tank_cannon", someTank]] call fnc_RaiseEvent;</text:p>
      <text:p text:style-name="P9"><text:tab/></text:p>
      <text:p text:style-name="P9">handlerID = [myEvent,</text:p>
      <text:p text:style-name="P9">{</text:p>
      <text:p text:style-name="P9"><text:tab/>private ["_weaponName", "_tank"];</text:p>
      <text:p text:style-name="P9"><text:tab/>_weaponName = _this select 0;<text:tab/>// raise of myEvent sends weapon string as arg 0</text:p>
      <text:p text:style-name="P9"><text:tab/>_tank = _this select 1;<text:tab/><text:tab/>// tank object is sent as arg 1</text:p>
      <text:p text:style-name="P9"><text:tab/>//...</text:p>
      <text:p text:style-name="P9">}] call IGN_fnc_addEventHandl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IGN_fnc_deleteEventHandler</text:p>
      <text:p text:style-name="P11"/>
      <text:p text:style-name="P11">Removes a handler from the specified event. </text:p>
      <text:p text:style-name="P11">On a broadcasting event, the handler is removed and the change is broadcasted to all machines.</text:p>
      <text:p text:style-name="P11"/>
      <text:p text:style-name="P10">Parameters:</text:p>
      <text:p text:style-name="P11"><text:span text:style-name="T1">event</text:span> (object) - the event</text:p>
      <text:p text:style-name="P11"><text:span text:style-name="T1">handleID</text:span> (number) - event handler id</text:p>
      <text:p text:style-name="P11"/>
      <text:p text:style-name="P10">Returns:</text:p>
      <text:p text:style-name="P11">nothing</text:p>
      <text:p text:style-name="P11"/>
      <text:p text:style-name="P10">Example:</text:p>
      <text:p text:style-name="P11"><text:tab/></text:p>
      <text:p text:style-name="P9">[myEvent, handlerID] call IGN_fnc_deleteEventHandler;<text:tab/>// removes handlerID from myEvent</text:p>
      <text:p text:style-name="P9"/>
      <text:p text:style-name="P9"/>
      <text:p text:style-name="P9"/>
      <text:p text:style-name="P10"/>
      <text:p text:style-name="P10">IGN_fnc_getEventHandlers</text:p>
      <text:p text:style-name="P11"><text:tab/></text:p>
      <text:p text:style-name="P11">returns the array of all event handlers registered to the current event, including ones owned by different clients.</text:p>
      <text:p text:style-name="P11"/>
      <text:p text:style-name="P10">Parameters:</text:p>
      <text:p text:style-name="P11">event (object) - the event</text:p>
      <text:p text:style-name="P11"/>
      <text:p text:style-name="P10">Returns:</text:p>
      <text:p text:style-name="P11">array of code</text:p>
      <text:p text:style-name="P11"/>
      <text:p text:style-name="P10">Example:</text:p>
      <text:p text:style-name="P11"><text:tab/></text:p>
      <text:p text:style-name="P9">allHandlers = myEvent call IGN_fnc_getEventHandlers;</text:p>
      <text:p text:style-name="P11"/>
      <text:p text:style-name="P11"/>
      <text:p text:style-name="P11"/>
      <text:p text:style-name="P11"/>
      <text:p text:style-name="P10">IGN_fnc_getEventHandler</text:p>
      <text:p text:style-name="P11"/>
      <text:p text:style-name="P11">returns the specified handler at the specified index</text:p>
      <text:p text:style-name="P11"/>
      <text:p text:style-name="P10">Parameters:</text:p>
      <text:p text:style-name="P11"><text:span text:style-name="T1">event</text:span> (object) - the event</text:p>
      <text:p text:style-name="P11"><text:span text:style-name="T1">id</text:span> (number) - index of handler</text:p>
      <text:p text:style-name="P11"/>
      <text:p text:style-name="P10">Returns:</text:p>
      <text:p text:style-name="P11">code</text:p>
      <text:p text:style-name="P11"/>
      <text:p text:style-name="P10">Example:</text:p>
      <text:p text:style-name="P11"/>
      <text:p text:style-name="P9">handler = [myEvent, 0] call IGN_fnc_getEventHandler;<text:tab/>// returns first registered handler</text:p>
      <text:p text:style-name="P11"/>
      <text:p text:style-name="P11"/>
      <text:p text:style-name="P10"><text:soft-page-break/>IGN_fnc_getEventHandlersClient</text:p>
      <text:p text:style-name="P11"><text:tab/></text:p>
      <text:p text:style-name="P11">returns all event handlers that are owned by the provided clientID. If the client cannot be found, an empty array is returned.</text:p>
      <text:p text:style-name="P11"/>
      <text:p text:style-name="P10">Parameters:</text:p>
      <text:p text:style-name="P11"><text:span text:style-name="T1">event</text:span> (object) - the event</text:p>
      <text:p text:style-name="P11"><text:span text:style-name="T1">clientID</text:span> (number) - the clientID that has handlers registered to an event</text:p>
      <text:p text:style-name="P11"/>
      <text:p text:style-name="P10">Returns:</text:p>
      <text:p text:style-name="P11">size (number)</text:p>
      <text:p text:style-name="P11"/>
      <text:p text:style-name="P10">Example:</text:p>
      <text:p text:style-name="P11"/>
      <text:p text:style-name="P9">numHandles = myEvent call IGN_fnc_getEventHandlerCou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oft-page-break/>IGN_fnc_createFunctor</text:p>
      <text:p text:style-name="P11"><text:tab/></text:p>
      <text:p text:style-name="P11">Creates a new functor object</text:p>
      <text:p text:style-name="P11">arguments passed cannot be temporary values - they must be references to existing objects/tasks/groups/etc...</text:p>
      <text:p text:style-name="P11"/>
      <text:p text:style-name="P11"><text:span text:style-name="T1">Parameters</text:span>:</text:p>
      <text:p text:style-name="P11"><text:span text:style-name="T1">function</text:span> (code) - the code the functor will call</text:p>
      <text:p text:style-name="P11"><text:span text:style-name="T1">arguments</text:span> (*anything) - the arguments the functor will pass to the function (Must be References!!)</text:p>
      <text:p text:style-name="P11"/>
      <text:p text:style-name="P11"><text:span text:style-name="T1">Returns</text:span>:</text:p>
      <text:p text:style-name="P11">Functor object, with these attributes</text:p>
      <text:p text:style-name="P11">"<text:span text:style-name="T1">IGN_FUNCTOR_TYPE</text:span>"<text:tab/>- type identifier</text:p>
      <text:p text:style-name="P11">"<text:span text:style-name="T1">function</text:span>" <text:tab/><text:tab/><text:tab/>- code</text:p>
      <text:p text:style-name="P11">"<text:span text:style-name="T1">arguments</text:span>"<text:tab/><text:tab/><text:tab/>- array of pointers to original arguments (if any)</text:p>
      <text:p text:style-name="P11"/>
      <text:p text:style-name="P10">Example:</text:p>
      <text:p text:style-name="P11"><text:tab/></text:p>
      <text:p text:style-name="P9">myFunctor = [</text:p>
      <text:p text:style-name="P9">{</text:p>
      <text:p text:style-name="P9"><text:tab/>private ["_unit"];</text:p>
      <text:p text:style-name="P9"><text:tab/>_unit = _this;</text:p>
      <text:p text:style-name="P9"><text:tab/>_unit setUnitPos "MIDDLE";</text:p>
      <text:p text:style-name="P9">}, _myUnit] call IGN_fnc_createFunctor;<text:tab/><text:tab/></text:p>
      <text:p text:style-name="P9">// notice that _myUnit is local - this means you can call myFunctor outside of </text:p>
      <text:p text:style-name="P9">// the script and it will still reference _myUnit</text:p>
      <text:p text:style-name="P11"/>
      <text:p text:style-name="P11">In the above example, myFunctor passes one argument (_myUnit) and will return nothing</text:p>
      <text:p text:style-name="P11"/>
      <text:p text:style-name="P10">Example:</text:p>
      <text:p text:style-name="P11"><text:tab/></text:p>
      <text:p text:style-name="P9">myFunctor = [</text:p>
      <text:p text:style-name="P9">{</text:p>
      <text:p text:style-name="P9"><text:tab/>private ["_units"];</text:p>
      <text:p text:style-name="P9"><text:tab/>_units = _this;</text:p>
      <text:p text:style-name="P9"><text:tab/>{ _x setUnitPos "MIDDLE"; } foreach _units;</text:p>
      <text:p text:style-name="P9"><text:tab/>true;</text:p>
      <text:p text:style-name="P9">}, [_myUnit1, myUnit2]] call IGN_fnc_createFunctor;</text:p>
      <text:p text:style-name="P9"/>
      <text:p text:style-name="P9">// This time, myFunctor passes two arguments (local _myUnit and global myUnit2) and will return <text:s text:c="2"/>// true upon comple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oft-page-break/>IGN_fnc_deleteFunctor</text:p>
      <text:p text:style-name="P11"><text:tab/></text:p>
      <text:p text:style-name="P11">Deletes an existing functor, as well as all of its pointers</text:p>
      <text:p text:style-name="P11"/>
      <text:p text:style-name="P11"><text:span text:style-name="T1">Parameters</text:span>:</text:p>
      <text:p text:style-name="P11"><text:span text:style-name="T1">functor</text:span> (object) - the functor to be deleted</text:p>
      <text:p text:style-name="P11"/>
      <text:p text:style-name="P11"><text:span text:style-name="T1">Returns</text:span>:</text:p>
      <text:p text:style-name="P11">nothing</text:p>
      <text:p text:style-name="P11"/>
      <text:p text:style-name="P11"><text:span text:style-name="T1">Example</text:span>:</text:p>
      <text:p text:style-name="P11"><text:tab/></text:p>
      <text:p text:style-name="P9">myFunctor call IGN_fnc_deleteFunctor;</text:p>
      <text:p text:style-name="P9">[myFunctor] call IGN_fnc_deleteFunctor;</text:p>
      <text:p text:style-name="P11"/>
      <text:p text:style-name="P11"/>
      <text:p text:style-name="P11"/>
      <text:p text:style-name="P11"/>
      <text:p text:style-name="P10">IGN_fnc_callFunctor</text:p>
      <text:p text:style-name="P11"><text:tab/></text:p>
      <text:p text:style-name="P11">Calls the functors code, passing in the stored arguments</text:p>
      <text:p text:style-name="P11">Arguments are dereferenced upon call</text:p>
      <text:p text:style-name="P11"/>
      <text:p text:style-name="P10">Parameters:</text:p>
      <text:p text:style-name="P11"><text:span text:style-name="T1">functor</text:span> (object) - the Functor to call</text:p>
      <text:p text:style-name="P11"/>
      <text:p text:style-name="P10">Returns:</text:p>
      <text:p text:style-name="P11">anything (function) - If the specified code returns a value(s), this will return that value(s)</text:p>
      <text:p text:style-name="P11"><text:tab/></text:p>
      <text:p text:style-name="P10">Example:</text:p>
      <text:p text:style-name="P10"/>
      <text:p text:style-name="P9">myResult = myFunctor call IGN_fnc_callFunctor;</text:p>
      <text:p text:style-name="P9">[myResult] = myFunctor call IGN_fnc_callFun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9S</meta:editing-duration>
    <meta:editing-cycles>10</meta:editing-cycles>
    <meta:generator>OpenOffice.org/3.3$Win32 OpenOffice.org_project/330m20$Build-9567</meta:generator>
    <dc:date>2017-02-12T02:18:30.98</dc:date>
    <meta:document-statistic meta:table-count="0" meta:image-count="0" meta:object-count="0" meta:page-count="11" meta:paragraph-count="249" meta:word-count="1372" meta:character-count="9211"/>
    <meta:user-defined meta:name="Info 1"/>
    <meta:user-defined meta:name="Info 2"/>
    <meta:user-defined meta:name="Info 3"/>
    <meta:user-defined meta:name="Info 4"/>
  </office:meta>
</office:document-meta>
</file>